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4834" officeooo:paragraph-rsid="000c95ba" style:font-style-asian="italic" style:font-style-complex="italic"/>
    </style:style>
    <style:style style:name="P2" style:family="paragraph" style:parent-style-name="Standard">
      <style:text-properties fo:font-size="10pt" officeooo:rsid="0012bd5b" officeooo:paragraph-rsid="00155c9f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12bd5b" officeooo:paragraph-rsid="00155c9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style="normal" style:text-underline-style="none" officeooo:rsid="00104834" officeooo:paragraph-rsid="00155c9f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rsid="00104834" officeooo:paragraph-rsid="000c95ba" style:font-style-asian="italic" style:font-style-complex="italic"/>
    </style:style>
    <style:style style:name="T1" style:family="text">
      <style:text-properties officeooo:rsid="001f3b84"/>
    </style:style>
    <style:style style:name="T2" style:family="text">
      <style:text-properties officeooo:rsid="0014a0c8"/>
    </style:style>
    <style:style style:name="T3" style:family="text">
      <style:text-properties officeooo:rsid="0023c9c3"/>
    </style:style>
    <style:style style:name="T4" style:family="text">
      <style:text-properties officeooo:rsid="00256482"/>
    </style:style>
    <style:style style:name="T5" style:family="text">
      <style:text-properties officeooo:rsid="0025df3b"/>
    </style:style>
    <style:style style:name="T6" style:family="text">
      <style:text-properties officeooo:rsid="00155c9f"/>
    </style:style>
    <style:style style:name="T7" style:family="text">
      <style:text-properties officeooo:rsid="001cf140"/>
    </style:style>
    <style:style style:name="T8" style:family="text">
      <style:text-properties officeooo:rsid="00234ae8"/>
    </style:style>
    <style:style style:name="T9" style:family="text">
      <style:text-properties officeooo:rsid="001755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hần mềm soạn nhạc: Lilypond 2.2<text:span text:style-name="T9">4</text:span>, Frescobaldi 3.0</text:p>
      <text:p text:style-name="P3">Phần mềm khác: LibreOffice <text:span text:style-name="T1">7</text:span>, <text:span text:style-name="T2">pdflatex 3, </text:span><text:span text:style-name="T3">qpdf </text:span><text:span text:style-name="T4">9</text:span></text:p>
      <text:p text:style-name="P3"><text:span text:style-name="T5">Ảnh bìa: </text:span>harp.svg <text:span text:style-name="T6">(</text:span>publicdomainvectors.org<text:span text:style-name="T6">)</text:span></text:p>
      <text:p text:style-name="P4"><text:span text:style-name="T7">Phông chữ: </text:span><text:span text:style-name="T8">Deja Vu Serif Condensed, </text:span><text:span text:style-name="T7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9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7-22T20:44:09</meta:creation-date>
    <dc:language>en-US</dc:language>
    <dc:date>2024-06-01T15:51:27.289000000</dc:date>
    <meta:editing-cycles>45</meta:editing-cycles>
    <meta:editing-duration>PT1H17M38S</meta:editing-duration>
    <meta:generator>LibreOffice/7.1.4.2$Windows_X86_64 LibreOffice_project/a529a4fab45b75fefc5b6226684193eb000654f6</meta:generator>
    <meta:document-statistic meta:table-count="0" meta:image-count="0" meta:object-count="0" meta:page-count="1" meta:paragraph-count="4" meta:word-count="29" meta:character-count="193" meta:non-whitespace-character-count="168"/>
  </office:meta>
</office:document-meta>
</file>